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56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" table:default-cell-style-name="Default"/>
        <table:table-column table:style-name="co2" table:number-columns-repeated="9" table:default-cell-style-name="ce1"/>
        <table:table-column table:style-name="co2" table:default-cell-style-name="ce21"/>
        <table:table-column table:style-name="co2" table:number-columns-repeated="16355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 table:number-columns-repeated="10"/>
          <table:table-cell table:number-columns-repeated="16355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23"/>
          <table:table-cell table:number-columns-repeated="16354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4" table:number-columns-repeated="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: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&gt;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f</text:p>
          </table:table-cell>
          <table:table-cell table:number-columns-repeated="5"/>
          <table:table-cell table:style-name="ce23"/>
          <table:table-cell table:number-columns-repeated="1635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7"/>
          <table:table-cell table:style-name="ce23"/>
          <table:table-cell table:number-columns-repeated="16354"/>
        </table:table-row>
        <table:table-row table:style-name="ro1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15" table:number-columns-repeated="18"/>
          <table:table-cell table:style-name="ce22"/>
          <table:table-cell table:style-name="ce23"/>
          <table:table-cell table:number-columns-repeated="16354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 table:number-columns-repeated="10"/>
          <table:table-cell table:number-columns-repeated="16355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6355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9"/>
          <table:table-cell table:style-name="ce16" table:number-columns-repeated="9"/>
          <table:table-cell table:style-name="ce14" table:number-columns-repeated="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: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0"/>
          <table:table-cell table:style-name="ce17" table:number-columns-repeated="2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</text:p>
          </table:table-cell>
          <table:table-cell table:style-name="ce17" table:number-columns-repeated="3"/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635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0"/>
          <table:table-cell table:style-name="ce17" table:number-columns-repeated="9"/>
          <table:table-cell table:number-columns-repeated="16365"/>
        </table:table-row>
        <table:table-row table:style-name="ro1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11"/>
          <table:table-cell table:style-name="ce18" table:number-columns-repeated="9"/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6355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 table:number-columns-repeated="10"/>
          <table:table-cell table:number-columns-repeated="16355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essure (bar)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P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: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.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8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: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low Rate (l/mi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D card status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Water North/South (litres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W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Pump status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Water North State (Switch Position)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: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14"/>
          <table:table-cell table:style-name="ce22"/>
          <table:table-cell table:number-columns-repeated="163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y Dimitrov</meta:initial-creator>
    <meta:creation-date>2023-03-06T09:05:38.672000000</meta:creation-date>
    <dc:date>2023-03-19T14:14:52.605000000</dc:date>
    <dc:creator>Andrey Dimitrov</dc:creator>
    <meta:editing-duration>P5DT6H31M10S</meta:editing-duration>
    <meta:editing-cycles>5</meta:editing-cycles>
    <meta:generator>LibreOffice/7.4.3.2$Windows_X86_64 LibreOffice_project/1048a8393ae2eeec98dff31b5c133c5f1d08b890</meta:generator>
    <meta:document-statistic meta:table-count="1" meta:cell-count="177" meta:object-count="0"/>
  </office:meta>
</office:document-meta>
</file>